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9000001C7B4DFD4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cm" svg:height="19.2cm" svg:x="3.1cm" svg:y="0.8cm">
          <draw:image xlink:href="Pictures/10000000000001C9000001C7B4DFD4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08T12:23:18</meta:creation-date>
    <dc:date>2013-02-08T12:25:29</dc:date>
    <dc:creator>Jefferson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